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1A0FFE65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3" draw:id="id3" draw:layer="Ebene4" svg:width="6cm" svg:height="0.886cm" svg:x="1cm" svg:y="1.9cm">
          <draw:text-box>
            <text:p><text:span text:style-name="T1">Title</text:span></text:p>
          </draw:text-box>
        </draw:frame>
        <draw:frame draw:name="scale" draw:style-name="gr4" draw:text-style-name="P3" xml:id="id4" draw:id="id4" draw:layer="Ebene4" svg:width="6.2cm" svg:height="1.05cm" svg:x="1cm" svg:y="3.55cm">
          <draw:text-box>
            <text:p><text:span text:style-name="T2">Scale</text:span></text:p>
          </draw:text-box>
        </draw:frame>
        <draw:frame draw:name="date" draw:style-name="gr5" draw:text-style-name="P4" xml:id="id5" draw:id="id5" draw:layer="Ebene4" svg:width="3cm" svg:height="1.05cm" svg:x="17cm" svg:y="1cm">
          <draw:text-box>
            <text:p><text:span text:style-name="T3">date</text:span></text:p>
          </draw:text-box>
        </draw:frame>
        <draw:frame draw:style-name="gr6" draw:text-style-name="P1" xml:id="id6" draw:id="id6" draw:layer="layout" svg:width="3.967cm" svg:height="0.686cm" svg:x="1.033cm" svg:y="1.014cm">
          <draw:image xlink:href="Pictures/10000201000000960000001A0FFE6509.png" xlink:type="simple" xlink:show="embed" xlink:actuate="onLoad">
            <text:p/>
          </draw:image>
        </draw:frame>
        <draw:custom-shape draw:name="overview" draw:style-name="gr2" draw:text-style-name="P1" xml:id="id7" draw:id="id7" draw:layer="Ebene4" svg:width="8cm" svg:height="6cm" svg:x="12cm" svg:y="22.7cm">
          <text:p/>
          <draw:enhanced-geometry svg:viewBox="0 0 21600 21600" draw:type="rectangle" draw:enhanced-path="M 0 0 L 21600 0 21600 21600 0 21600 0 0 Z N"/>
        </draw:custom-shape>
        <draw:custom-shape draw:name="scalebar" draw:style-name="gr2" draw:text-style-name="P1" xml:id="id8" draw:id="id8" draw:layer="Ebene4" svg:width="6cm" svg:height="0.5cm" svg:x="5.3cm" svg:y="27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4-09-23T13:40:08.584827367</dc:date>
    <meta:editing-duration>PT16H11M35S</meta:editing-duration>
    <meta:editing-cycles>60</meta:editing-cycles>
    <meta:generator>LibreOffice/4.2.6.3$Linux_X86_64 LibreOffice_project/420m0$Build-3</meta:generator>
    <meta:document-statistic meta:object-count="8"/>
  </office:meta>
</office:document-meta>
</file>